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37"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38"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P39"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4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41" style:family="paragraph" style:parent-style-name="Standard">
      <style:paragraph-properties fo:text-align="end" style:justify-single-word="false"/>
      <style:text-properties officeooo:rsid="000b6b69" officeooo:paragraph-rsid="000b6b69" style:font-name-complex="Noto Kufi Arabic"/>
    </style:style>
    <style:style style:name="P42"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Noto Kufi Arabic" style:font-size-complex="12pt"/>
    </style:style>
    <style:style style:name="P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style>
    <style:style style:name="P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style>
    <style:style style:name="P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font-style-complex="normal" style:font-weight-complex="normal"/>
    </style:style>
    <style:style style:name="P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font-style-complex="normal" style:font-weight-complex="normal"/>
    </style:style>
    <style:style style:name="P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font-style-complex="normal" style:font-weight-complex="normal"/>
    </style:style>
    <style:style style:name="P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Noto Kufi Arabic" style:font-size-complex="12pt" style:font-style-complex="normal" style:font-weight-complex="normal"/>
    </style:style>
    <style:style style:name="P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Noto Kufi Arabic" style:font-size-complex="12pt" style:font-weight-complex="bold"/>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Noto Kufi Arabic" style:font-size-complex="12pt" style:font-style-complex="normal" style:font-weight-complex="bold"/>
    </style:style>
    <style:style style:name="P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Noto Kufi Arabic" style:font-size-complex="12pt" style:font-style-complex="normal" style:font-weight-complex="bold"/>
    </style:style>
    <style:style style:name="P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Noto Kufi Arabic" style:font-size-complex="12pt" style:font-style-complex="normal" style:font-weight-complex="bold"/>
    </style:style>
    <style:style style:name="P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Noto Kufi Arabic" style:font-size-complex="12pt" style:font-weight-complex="bold"/>
    </style:style>
    <style:style style:name="P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Noto Kufi Arabic" style:font-size-complex="12p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Noto Kufi Arabic" style:font-size-complex="12pt"/>
    </style:style>
    <style:style style:name="P57" style:family="paragraph" style:parent-style-name="Text_20_body">
      <style:text-properties fo:font-size="12pt" style:font-size-asian="12pt" style:font-name-complex="Noto Kufi Arabic" style:font-size-complex="12pt"/>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font-style-complex="normal" style:font-weight-complex="normal"/>
    </style:style>
    <style:style style:name="P60"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style>
    <style:style style:name="P61"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62" style:family="paragraph" style:parent-style-name="Standard">
      <style:paragraph-properties fo:text-align="end" style:justify-single-word="false"/>
      <style:text-properties fo:font-weight="bold" officeooo:rsid="003b6945" officeooo:paragraph-rsid="003b6945" style:font-weight-asian="bold" style:font-name-complex="Noto Kufi Arabic" style:font-weight-complex="bold"/>
    </style:style>
    <style:style style:name="P63" style:family="paragraph" style:parent-style-name="Standard">
      <style:paragraph-properties fo:text-align="end" style:justify-single-word="false"/>
      <style:text-properties fo:font-weight="bold" officeooo:rsid="003b9278" officeooo:paragraph-rsid="003b9278" style:font-weight-asian="bold" style:font-name-complex="Noto Kufi Arabic" style:font-weight-complex="bold"/>
    </style:style>
    <style:style style:name="P64" style:family="paragraph" style:parent-style-name="Standard">
      <style:paragraph-properties fo:text-align="end" style:justify-single-word="false"/>
      <style:text-properties fo:font-weight="bold" officeooo:rsid="003c2e5b" officeooo:paragraph-rsid="003c2e5b" style:font-weight-asian="bold" style:font-name-complex="Noto Kufi Arabic" style:font-weight-complex="bold"/>
    </style:style>
    <style:style style:name="P65" style:family="paragraph" style:parent-style-name="Standard">
      <style:paragraph-properties fo:text-align="end" style:justify-single-word="false"/>
      <style:text-properties fo:font-weight="bold" officeooo:rsid="003f7025" officeooo:paragraph-rsid="003f7025" style:font-weight-asian="bold" style:font-name-complex="Noto Kufi Arabic" style:font-weight-complex="bold"/>
    </style:style>
    <style:style style:name="P66" style:family="paragraph" style:parent-style-name="Standard">
      <style:paragraph-properties fo:text-align="end" style:justify-single-word="false"/>
      <style:text-properties fo:font-weight="normal" officeooo:rsid="003b6945" officeooo:paragraph-rsid="003b6945" style:font-weight-asian="normal" style:font-name-complex="Noto Kufi Arabic" style:font-weight-complex="normal"/>
    </style:style>
    <style:style style:name="P67" style:family="paragraph" style:parent-style-name="Standard">
      <style:paragraph-properties fo:text-align="end" style:justify-single-word="false"/>
      <style:text-properties fo:font-weight="normal" officeooo:rsid="003b9278" officeooo:paragraph-rsid="003b9278" style:font-weight-asian="normal" style:font-name-complex="Noto Kufi Arabic" style:font-weight-complex="normal"/>
    </style:style>
    <style:style style:name="P68" style:family="paragraph" style:parent-style-name="Standard">
      <style:paragraph-properties fo:text-align="end" style:justify-single-word="false"/>
      <style:text-properties fo:font-weight="normal" officeooo:rsid="003c2e5b" officeooo:paragraph-rsid="003c2e5b" style:font-weight-asian="normal" style:font-name-complex="Noto Kufi Arabic" style:font-weight-complex="normal"/>
    </style:style>
    <style:style style:name="P69" style:family="paragraph" style:parent-style-name="Standard">
      <style:paragraph-properties fo:text-align="end" style:justify-single-word="false"/>
      <style:text-properties fo:font-weight="normal" officeooo:rsid="003c2e5b" officeooo:paragraph-rsid="003d75e7" style:font-weight-asian="normal" style:font-name-complex="Noto Kufi Arabic" style:font-weight-complex="normal"/>
    </style:style>
    <style:style style:name="P70" style:family="paragraph" style:parent-style-name="Standard">
      <style:paragraph-properties fo:text-align="end" style:justify-single-word="false"/>
      <style:text-properties fo:font-weight="normal" officeooo:rsid="003f7025" officeooo:paragraph-rsid="003f7025" style:font-weight-asian="normal" style:font-name-complex="Noto Kufi Arabic" style:font-weight-complex="normal"/>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fo:font-weight="bold" officeooo:rsid="003d75e7" style:font-weight-asian="bold" style:font-weight-complex="bold"/>
    </style:style>
    <style:style style:name="T8" style:family="text">
      <style:text-properties officeooo:rsid="002119c2"/>
    </style:style>
    <style:style style:name="T9" style:family="text">
      <style:text-properties officeooo:rsid="0025b080"/>
    </style:style>
    <style:style style:name="T10" style:family="text">
      <style:text-properties officeooo:rsid="00273307"/>
    </style:style>
    <style:style style:name="T11" style:family="text">
      <style:text-properties officeooo:rsid="0028f3e0"/>
    </style:style>
    <style:style style:name="T12" style:family="text">
      <style:text-properties officeooo:rsid="002a7b5f"/>
    </style:style>
    <style:style style:name="T13" style:family="text">
      <style:text-properties officeooo:rsid="002d1a72"/>
    </style:style>
    <style:style style:name="T14" style:family="text">
      <style:text-properties officeooo:rsid="002eb463"/>
    </style:style>
    <style:style style:name="T15" style:family="text">
      <style:text-properties style:font-style-complex="normal"/>
    </style:style>
    <style:style style:name="T16" style:family="text">
      <style:text-properties style:font-style-complex="normal" style:font-weight-complex="normal"/>
    </style:style>
    <style:style style:name="T17" style:family="text">
      <style:text-properties officeooo:rsid="0031ad3c" style:font-style-complex="normal" style:font-weight-complex="normal"/>
    </style:style>
    <style:style style:name="T18" style:family="text">
      <style:text-properties style:font-name="Courier New" fo:font-style="normal"/>
    </style:style>
    <style:style style:name="T19" style:family="text">
      <style:text-properties style:font-name="Courier New" fo:font-style="normal" fo:font-weight="normal"/>
    </style:style>
    <style:style style:name="T20" style:family="text">
      <style:text-properties fo:font-variant="normal" fo:text-transform="none" fo:color="#000000" loext:opacity="100%" fo:font-size="12pt" fo:letter-spacing="normal" officeooo:rsid="0033661c" style:font-size-asian="12pt" style:font-name-complex="Noto Kufi Arabic" style:font-size-complex="12pt" style:font-style-complex="normal" style:font-weight-complex="normal"/>
    </style:style>
    <style:style style:name="T21" style:family="text">
      <style:text-properties officeooo:rsid="00367f9f"/>
    </style:style>
    <style:style style:name="T22" style:family="text">
      <style:text-properties officeooo:rsid="00376b4a"/>
    </style:style>
    <style:style style:name="T23" style:family="text">
      <style:text-properties officeooo:rsid="003b9278"/>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مسند عبدالله بن المبارك</text:p>
      <text:p text:style-name="P40"/>
      <text:p text:style-name="P62">1- إسناده ضعيف</text:p>
      <text:p text:style-name="P66">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66"/>
      <text:p text:style-name="P62">2- إسناده ضعيف</text:p>
      <text:p text:style-name="P66">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66"/>
      <text:p text:style-name="P62">3- صحيح لغيره </text:p>
      <text:p text:style-name="P66">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66">والحديث أخرجه مسلم (2568) من طريق حماد بن سلمه عن ثابت عن ابي رافع عن ابي هريرة بم<text:span text:style-name="T23">عناه</text:span></text:p>
      <text:p text:style-name="P66"/>
      <text:p text:style-name="P63">4- صحيح </text:p>
      <text:p text:style-name="P67">اخرجة البخاري في الادب المفرد (350) ومسلم (2568) واحمد (9642) وابن حبان (572) والبيهقي (9004) من طرق عن حماد بن سلمي عن ثابت عن ابي رافع عن ابي هريرة به .\</text:p>
      <text:p text:style-name="P67"/>
      <text:p text:style-name="P63">5- صحيح </text:p>
      <text:p text:style-name="P67">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7"/>
      <text:p text:style-name="P67"><text:span text:style-name="T4">6- حسن لطرقة وشواهدة </text:span></text:p>
      <text:p text:style-name="P67"><text:soft-page-break/>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7">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7"/>
      <text:p text:style-name="P63">7- إسناده ضعيف </text:p>
      <text:p text:style-name="P67">اخرجه احمد (223، 89) والطبراني في المعجم الكبير (3433) وابو يعلي الموصلي (6842) من طرق عن شهر بن حوشب عن ابي مالك الأشعري وفيه شهر بن حوشب ضعيف.</text:p>
      <text:p text:style-name="P67">واورده بن ابي حاتم في التفسير (10452) من طريق شهر بن حوشب عن عبدالرحمن بن غنم عن ابي مالك الاشعري وفيه شهر بن حوشب ضعيف.</text:p>
      <text:p text:style-name="P67"/>
      <text:p text:style-name="P68"><text:span text:style-name="T4">8- صحيح لطرقة وشواهده</text:span> </text:p>
      <text:p text:style-name="P68">اخرجه مالك في الموطأ (1779) واحمد (21524) وابن حبان (575) والطبراني في الكبير (144) من طرق عن ابي ادريس الخولاني عن معاذ بن جبل به </text:p>
      <text:p text:style-name="P68">واخرجة احمد (21،558) والترمذي (2490) من طريق ابو مسلم الخولاني عن معاذ بن جبل بلفظ قريب وله شواهد عن ابي هريرة لم يتحوه لما عند مسلم .</text:p>
      <text:p text:style-name="P68"/>
      <text:p text:style-name="P64">9- حسن لشواهده </text:p>
      <text:p text:style-name="P68">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في الأوسط (9080) من طريق الوضين بن عطاء عن محفوظ بن علقمة عن عبدالرحمن بن عائز <text:s/>عبد عمرو عبر به وفيه الوطين بن عطاء ضعيف </text:p>
      <text:p text:style-name="P68">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68"/>
      <text:p text:style-name="P69"><text:span text:style-name="T4">10 –</text:span><text:span text:style-name="T7">صحيح</text:span></text:p>
      <text:p text:style-name="P69"><text:s/>اخرجة البخاري (6020) واحم (25008) <text:s/>والبيهقي في الكبري (275:6) من طرق عن ابي عمران الجوني عن طلحه بن عبدالله بن عثمان عن عائشة بلفظه مرفوعا.</text:p>
      <text:p text:style-name="P68"/>
      <text:p text:style-name="P64">11- صحيح </text:p>
      <text:p text:style-name="P68"><text:soft-page-break/>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68"/>
      <text:p text:style-name="P65">12- صحيح </text:p>
      <text:p text:style-name="P70">اخرجه البخاري (6168) ومسلم (2644) من طرق عن الاعمس عن ابي وائل شفيف مبن سلمه عن عبدالله بن مسعود به </text:p>
      <text:p text:style-name="P70">واخرجه الترمذي (2485) من طريق حميد الطويل عن انس بن مالك به واخرجه مسلم (2642) وابو داود (5127) من طريق صابت البناني عن انس بن ملك به .</text:p>
      <text:p text:style-name="P68"/>
      <text:p text:style-name="P40"/>
      <text:p text:style-name="P40">77 – متفق عليه</text:p>
      <text:p text:style-name="P41">رواه مسلم (783) وأحمد (6/165) من طريق القاسم بن محمد ورواه البخاري (6462<text:span text:style-name="T1">،</text:span>6464<text:span text:style-name="T1">،</text:span>6465) وأبوداود (1368).</text:p>
      <text:p text:style-name="P41">والحديث له ألفاظ كثيرة مروية عن عائشة "رضي الله عنها"</text:p>
      <text:p text:style-name="P41"/>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text:soft-page-break/>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81 – صحيح</text:p>
      <text:p text:style-name="P21">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text:soft-page-break/>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text:soft-page-break/>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31"><text:span text:style-name="T8">رواه البخاري (6533 – 6864) ومسلم (3178) والترمذي (1454 – 1455) والنسائي (4026 – 4027 – 4028) </text:span><text:span text:style-name="T9">والترمذي (1454) وبن ماجه (2617-2615) وغيرهم من طرق عن ابي وائل عن عبدالله بن مسعود مرفوعا، وروي موقوفا.</text:span></text:p>
      <text:p text:style-name="P31"/>
      <text:p text:style-name="P5">98 - إسناده ضعيف.</text:p>
      <text:p text:style-name="P36"><text:soft-page-break/>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36">وإسماعيل بن مسلم منكر الحديث قال الترمذي: يضعف الحديث من قبل حفظة، وفي الباب عن ابي هريرة و ابي سعيد الخدري.</text:p>
      <text:p text:style-name="P31"/>
      <text:p text:style-name="P5">99 <text:s/>- متفق عليه.</text:p>
      <text:p text:style-name="P32"><text:span text:style-name="T9">رواه البخاري (4939-103-6536) </text:span><text:span text:style-name="T10">ومسلم (2876) وأبو داود (2691) والترمذي (2596 – 3617) واحمد (جـ6 /47-91-108-206-185) ومسند أبي سعلي (4453) من طرق عن ابن ابي ملكية عن عائشة.</text:span></text:p>
      <text:p text:style-name="P32"/>
      <text:p text:style-name="P14">100 - إسناده صحيح</text:p>
      <text:p text:style-name="P3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37">قال الترمذي: حسن غريب ، قال الحاكم: حديص صحيح لم يخرج في الصحيحين وهو علي <text:s/>شرط مسلم.</text:p>
      <text:p text:style-name="P32"/>
      <text:p text:style-name="P33"><text:span text:style-name="T6">101 – متفق عليه </text:span><text:span text:style-name="T10"><text:line-break/>رواه البخاري (4712-3162) ومسلم (194) </text:span><text:span text:style-name="T11">والترمذي (2434) وابن ماجه (3307) وأحمد (331/2) </text:span></text:p>
      <text:p text:style-name="P34"><text:span text:style-name="T11">معني </text:span><text:span text:style-name="T12">(</text:span><text:span text:style-name="T11">ن</text:span><text:span text:style-name="T12">َ</text:span><text:span text:style-name="T11">ه</text:span><text:span text:style-name="T12">َ</text:span><text:span text:style-name="T11">س</text:span><text:span text:style-name="T12">َ)</text:span><text:span text:style-name="T11"> : أي أخذ بأطراف أسنانه.</text:span></text:p>
      <text:p text:style-name="P33"/>
      <text:p text:style-name="P15">102-إسناده ضعيف</text:p>
      <text:p text:style-name="P35"><text:s/>رواه الباومي (2846) والطبراني في المعجم الكبير (جـ17 /887) </text:p>
      <text:p text:style-name="P35">من طرق عن عبدالرحمن بن زياد بن أصم وهو ضعيف . ورشدين بن سعد ضعيف.</text:p>
      <text:p text:style-name="P33"/>
      <text:p text:style-name="P15">103 – إسناده ضعيف</text:p>
      <text:p text:style-name="P35">رواه أحمد (5/ 199) والحاكم في المستدرك (3784) وفيه ابن لهيعة وهو ضعيف وفي الحديص فقرات تصبح لشواهدها. </text:p>
      <text:p text:style-name="P33"/>
      <text:p text:style-name="P33"><text:line-break/><text:span text:style-name="T5">104 - إسناده ضعيف جدًا</text:span></text:p>
      <text:p text:style-name="P35">موسي بن عبيدة الربذي: ضعيف: وأيوب بن خالد فيه لين</text:p>
      <text:p text:style-name="P35"><text:soft-page-break/>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15">105 – <text:span text:style-name="T13">إسناده صحيح وله شواهد</text:span></text:p>
      <text:p text:style-name="P3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38"/>
      <text:p text:style-name="P38">106 – إسناده حسن : حكم بن معاوية:صدوق</text:p>
      <text:p text:style-name="P38">رواه أ<text:span text:style-name="T14">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6"/>
      <text:p text:style-name="P16">107 – صحيح لغيره </text:p>
      <text:p text:style-name="P3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38">والمراد به يوم الجمعة ولليهود السبت، وللنصاري الاحد.</text:p>
      <text:p text:style-name="P38"/>
      <text:p text:style-name="P16">108 – الحديث ضعيف</text:p>
      <text:p text:style-name="P38">وراه ابن ماجه (4323) وأ؛مد (212/4) وابو يعلي (1581) وعيد بن حميد (443) والحاكم (8978) والبخاري في التاريخ الكبير (261/2) وقال: إسناده ليس بذاك المشهور.</text:p>
      <text:p text:style-name="P38">والحديص مداره علي عبدالله بن قيس النفعي: وهو مجهول لم يرو عنه داود.</text:p>
      <text:p text:style-name="P38">ليس إسناده بالصافي :قاله علي ابن المذيثي.</text:p>
      <text:p text:style-name="P38"/>
      <text:p text:style-name="P16">109 – متفق عليه </text:p>
      <text:p text:style-name="P38">رواه البخاري (5811-6842) ومسلم (216) وأ؛مد (2 / 302 – 456) والدارمي (8929) والنسائي في الكبري (100/66) </text:p>
      <text:p text:style-name="P38"/>
      <text:p text:style-name="P16">110 – إسناده ضعيف</text:p>
      <text:p text:style-name="P38">فيه رشدين بن سعد وهو ضعيف ورواه أحمد (5 /329 – 6 /21) وحميد بن هاني الخولاني المصرى سئل أبو حاتم عنه فقال: صالح</text:p>
      <text:p text:style-name="P38"><text:soft-page-break/>وقال الحافظ في التقريب: لابأس به.</text:p>
      <text:p text:style-name="P38"/>
      <text:p text:style-name="P16">111- إسناده ضعيف جدا </text:p>
      <text:p text:style-name="P16"/>
      <text:p text:style-name="P42"><text:span text:style-name="T16">رواه التمذي </text:span><text:span text:style-name="T19">(25990) </text:span><text:span text:style-name="T16">وقال</text:span><text:span text:style-name="T19">: </text:span><text:span text:style-name="T16">رشدين ضعيف عند أهل الحديث ، وابن أبي نعم هو الأفريقي وهو ضعيف أيضا عند أهل الحديث </text:span><text:span text:style-name="T19">. </text:span><text:span text:style-name="T16">وقال الترمذي إيناده ضعيف وقهيه أبي عثمان وهو مجهول لم يروي له الترمذيس إلا هذا الحديث </text:span></text:p>
      <text:p text:style-name="P42"><text:span text:style-name="T16"/></text:p>
      <text:p text:style-name="P50"><text:span text:style-name="T18">112 – </text:span><text:span text:style-name="T15">متفق عليه </text:span></text:p>
      <text:p text:style-name="P43"><text:span text:style-name="T16">رواه البخاري </text:span><text:span text:style-name="T19">(7518 – 6549) </text:span><text:span text:style-name="T16">ومسلم </text:span><text:span text:style-name="T19">(2829) </text:span><text:span text:style-name="T16">والترمذي </text:span><text:span text:style-name="T19">(2555) </text:span><text:span text:style-name="T16">وأحمد </text:span><text:span text:style-name="T19">(88/3) </text:span><text:span text:style-name="T16">من كرق عن ابن المبارك عن مالك بن أنس فذكره</text:span><text:span text:style-name="T19">.</text:span></text:p>
      <text:p text:style-name="P56"/>
      <text:p text:style-name="P50"><text:span text:style-name="T18">113 – </text:span><text:span text:style-name="T15">متفق عليه </text:span></text:p>
      <text:p text:style-name="P43"><text:span text:style-name="T16">رواه البخاري </text:span><text:span text:style-name="T19">(3245 – 3327) </text:span><text:span text:style-name="T16">ومسلم </text:span><text:span text:style-name="T19">(2834) </text:span><text:span text:style-name="T16">و</text:span><text:span text:style-name="T19">(2537) </text:span><text:span text:style-name="T16">وابن ماحه </text:span><text:span text:style-name="T19">(4333) </text:span><text:span text:style-name="T16">وأحمد </text:span><text:span text:style-name="T19">(311-231/2) </text:span><text:span text:style-name="T16">وابن حبان </text:span><text:span text:style-name="T19">(7436) </text:span><text:span text:style-name="T16">وفي روايه أبي صالح <text:s/>وابي زرعة عن أبي هريرة </text:span><text:span text:style-name="T19">"</text:span><text:span text:style-name="T16">علي صورة أبيهم أدم ستون ذراعا في السماء</text:span><text:span text:style-name="T19">"</text:span></text:p>
      <text:p text:style-name="P43"><text:span text:style-name="T16">المجامر</text:span><text:span text:style-name="T19">: </text:span><text:span text:style-name="T16">مجمر وهو الذي بوضع فيه النار بالبخور</text:span><text:span text:style-name="T19">.</text:span></text:p>
      <text:p text:style-name="P43"><text:span text:style-name="T16">الألوة</text:span><text:span text:style-name="T19">: </text:span><text:span text:style-name="T16">عود يتبخر به</text:span></text:p>
      <text:p text:style-name="P56"/>
      <text:p text:style-name="P50"><text:span text:style-name="T18">114 – </text:span><text:span text:style-name="T15">صحيح لغيره </text:span></text:p>
      <text:p text:style-name="P43"><text:span text:style-name="T16">رواه إسحاق بن راهويه </text:span><text:span text:style-name="T19">(291) </text:span><text:span text:style-name="T16">ورواه هناد بن السري في الزهد</text:span><text:span text:style-name="T19">(56) </text:span><text:span text:style-name="T16">من طرق عن إسماعيل بن أبي خالد عن زياد المخزومي وهو ضعيف جدا، قال ابن معين</text:span><text:span text:style-name="T19">: </text:span><text:span text:style-name="T16">ليس بشئ</text:span><text:span text:style-name="T19">. </text:span><text:span text:style-name="T16">وقد سبق الحديث برقم </text:span><text:span text:style-name="T19">(109) </text:span><text:span text:style-name="T16">والحديص أهله في البخاري ومسلم وغيرهما</text:span><text:span text:style-name="T19">.</text:span></text:p>
      <text:p text:style-name="P56"/>
      <text:p text:style-name="P50"><text:span text:style-name="T18">115- </text:span><text:span text:style-name="T15">إسناده ضعيف فيه ابن لهيعة وهو ضعيف</text:span><text:span text:style-name="T18">.</text:span></text:p>
      <text:p text:style-name="P43"><text:span text:style-name="T16">رواه الترمذي</text:span><text:span text:style-name="T19">(2538) </text:span><text:span text:style-name="T16">واحمد </text:span><text:span text:style-name="T19">(1/169</text:span><text:span text:style-name="T16">،</text:span><text:span text:style-name="T19">171) </text:span><text:span text:style-name="T16">والطبراني في الاوسط </text:span><text:span text:style-name="T19">(8880) </text:span><text:span text:style-name="T16">والبزار في المسند</text:span><text:span text:style-name="T19">(1109) </text:span><text:span text:style-name="T16">والبخاري في التاريخ الكبير </text:span><text:span text:style-name="T19">(8262) .</text:span></text:p>
      <text:p text:style-name="P43"><text:span text:style-name="T16">قال الترمذي</text:span><text:span text:style-name="T19">: </text:span><text:span text:style-name="T16">هذا حديث غريب لانعرفه بهذا الإسناد إلا من حديث ابن لهيعة </text:span><text:span text:style-name="T19">.</text:span></text:p>
      <text:p text:style-name="P43"><text:span text:style-name="T16">وقال الدارقطني</text:span><text:span text:style-name="T19">(608) </text:span><text:span text:style-name="T1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19">.</text:span></text:p>
      <text:p text:style-name="P43"><text:span text:style-name="T16">خوافق جمع خافقة وهي الجانب</text:span><text:span text:style-name="T19">.</text:span></text:p>
      <text:p text:style-name="P56"/>
      <text:p text:style-name="P50"><text:span text:style-name="T18">116 – </text:span><text:span text:style-name="T15">صحيح لغيره</text:span></text:p>
      <text:p text:style-name="P43"><text:soft-page-break/><text:span text:style-name="T16">رواه الترمذي </text:span><text:span text:style-name="T19">(2556) </text:span><text:span text:style-name="T16">وأحمد </text:span><text:span text:style-name="T19">(2 / 335 – 239) </text:span><text:span text:style-name="T16">وابن منذه في الإيمان </text:span><text:span text:style-name="T19">(406) <text:s/></text:span><text:span text:style-name="T16">وابن أبي الدنيا في التوكل علي الله </text:span><text:span text:style-name="T19">(45)</text:span></text:p>
      <text:p text:style-name="P43"><text:span text:style-name="T16">ومن رواية مالك بن أنس عنه فوان بن سليم عن عطاء بن يسار عن ابي سعيد الخدري مرفوعا رواه البخاري </text:span><text:span text:style-name="T19">(3256) </text:span><text:span text:style-name="T16">ومسلم </text:span><text:span text:style-name="T19">(2831)</text:span></text:p>
      <text:p text:style-name="P43"><text:span text:style-name="T16">ونقل الدارقطني قول الذهبي وفيه حديث مالك عن صفوان بن سليم صحيح، ولايرفع حديص هلال، وعل عطاء بن يسار حفظه عنهما</text:span><text:span text:style-name="T19">. </text:span></text:p>
      <text:p text:style-name="P56"/>
      <text:p text:style-name="P50"><text:span text:style-name="T18">117 – </text:span><text:span text:style-name="T15">إسناده ضعيف</text:span></text:p>
      <text:p text:style-name="P43"><text:span text:style-name="T16">رواه الترمذي</text:span><text:span text:style-name="T19">(2562) </text:span><text:span text:style-name="T16">وقال</text:span><text:span text:style-name="T19">: </text:span><text:span text:style-name="T16">هذا حديث غريب، لانعرفه إلا من حديث رشدين وأحمد </text:span><text:span text:style-name="T19">(20/76) </text:span><text:span text:style-name="T16">وابن حبان </text:span><text:span text:style-name="T19">(5184) </text:span><text:span text:style-name="T16">وأبو يعلي </text:span><text:span text:style-name="T19">(1404) </text:span><text:span text:style-name="T16">ودراج يضعف في أبي الهيثم</text:span><text:span text:style-name="T19">.</text:span></text:p>
      <text:p text:style-name="P56"/>
      <text:p text:style-name="P50"><text:span text:style-name="T18">118 – </text:span><text:span text:style-name="T15">إسناده ضعيف</text:span><text:span text:style-name="T18">.</text:span></text:p>
      <text:p text:style-name="P43"><text:span text:style-name="T16">رواه الترمذي </text:span><text:span text:style-name="T19">(2562) </text:span><text:span text:style-name="T16">وقال هذا حديث غريب، لانعرفه إلا من حديص رشدين</text:span><text:span text:style-name="T19">.</text:span></text:p>
      <text:p text:style-name="P56"/>
      <text:p text:style-name="P50"><text:span text:style-name="T18">119 – </text:span><text:span text:style-name="T15">إسناده ضعيف</text:span></text:p>
      <text:p text:style-name="P43"><text:span text:style-name="T16">فيه رشدين بن سعد، رواه الترمذي </text:span><text:span text:style-name="T19">(2573) </text:span><text:span text:style-name="T16">وأحمد </text:span><text:span text:style-name="T19">(3 /75)</text:span></text:p>
      <text:p text:style-name="P56"/>
      <text:p text:style-name="P50"><text:span text:style-name="T18">120 – </text:span><text:span text:style-name="T15">صحيح لغيره</text:span></text:p>
      <text:p text:style-name="P43"><text:s/><text:span text:style-name="T16">رواه الدارمي </text:span><text:span text:style-name="T19">(2881) </text:span><text:span text:style-name="T16">وأبوالضحاك قال المزي</text:span><text:span text:style-name="T19">: </text:span><text:span text:style-name="T16">روي له ابن ماجه في التفسير هذا الحديث </text:span><text:span text:style-name="T19">. </text:span><text:span text:style-name="T16">وقال الحافظ في التهذيب</text:span><text:span text:style-name="T19">: </text:span><text:span text:style-name="T16">قال أبو حاتم </text:span><text:span text:style-name="T19">: </text:span><text:span text:style-name="T16">لا أعلم روي عنه غير عقبه </text:span></text:p>
      <text:p text:style-name="P43"><text:span text:style-name="T16">رواه البخاري </text:span><text:span text:style-name="T19">(488</text:span><text:span text:style-name="T16">،</text:span><text:span text:style-name="T19">3252) </text:span><text:span text:style-name="T16">ومسلم </text:span><text:span text:style-name="T19">(2826) </text:span><text:span text:style-name="T16">والترمذي </text:span><text:span text:style-name="T19">(3293) </text:span><text:span text:style-name="T16">وابن ماجه </text:span><text:span text:style-name="T19">(4335) </text:span><text:span text:style-name="T16">وأحمد </text:span><text:span text:style-name="T19">(2/ 257</text:span><text:span text:style-name="T16">، </text:span><text:span text:style-name="T19">418</text:span><text:span text:style-name="T16">، </text:span><text:span text:style-name="T19">452</text:span><text:span text:style-name="T16">، </text:span><text:span text:style-name="T19">482) </text:span><text:span text:style-name="T16">وغيرهم بلفظ </text:span><text:span text:style-name="T19">"</text:span><text:span text:style-name="T16">مائة عام لايقطعها</text:span><text:span text:style-name="T19">" </text:span><text:span text:style-name="T16">ولم يذكر قوله </text:span><text:span text:style-name="T19">"</text:span><text:span text:style-name="T16">شجرة الخلد</text:span><text:span text:style-name="T19">" </text:span><text:span text:style-name="T16">والحيص روي عن سهال بن سعد</text:span><text:span text:style-name="T19">/ </text:span><text:span text:style-name="T16">وانس بن حالك وأبي سعيد الخدري رضي الله عنهم</text:span><text:span text:style-name="T19">.</text:span></text:p>
      <text:p text:style-name="P56"/>
      <text:p text:style-name="P50"><text:span text:style-name="T18">121 – </text:span><text:span text:style-name="T15">متفق فيه </text:span></text:p>
      <text:p text:style-name="P43"><text:span text:style-name="T16">رواه البخاري </text:span><text:span text:style-name="T19">(3244</text:span><text:span text:style-name="T16">، </text:span><text:span text:style-name="T19">4779</text:span><text:span text:style-name="T16">، </text:span><text:span text:style-name="T19">4780</text:span><text:span text:style-name="T16">، </text:span><text:span text:style-name="T19">7498) </text:span><text:span text:style-name="T16">ومسلم </text:span><text:span text:style-name="T19">(2824) </text:span><text:span text:style-name="T16">والترمذي </text:span><text:span text:style-name="T19">(3292) </text:span><text:span text:style-name="T16">وابن ماجه </text:span><text:span text:style-name="T19">(4328) </text:span><text:span text:style-name="T16">واحمد </text:span><text:span text:style-name="T19">(2/ 313</text:span><text:span text:style-name="T16">، </text:span><text:span text:style-name="T19">438</text:span><text:span text:style-name="T16">، </text:span><text:span text:style-name="T19">466) </text:span><text:span text:style-name="T16">وروي مختصرا في بعض طرقة وروي مطولا</text:span><text:span text:style-name="T19">. </text:span></text:p>
      <text:p text:style-name="P56"/>
      <text:p text:style-name="P50"><text:span text:style-name="T18">122 – </text:span><text:span text:style-name="T15">متفق عليه </text:span></text:p>
      <text:p text:style-name="P43"><text:span text:style-name="T16">رواه البخاري </text:span><text:span text:style-name="T19">(6548</text:span><text:span text:style-name="T16">، </text:span><text:span text:style-name="T19">6544) </text:span><text:span text:style-name="T16">ومسلم </text:span><text:span text:style-name="T19">(2850) </text:span><text:span text:style-name="T16">وأحمد </text:span><text:span text:style-name="T19">(2/ 118</text:span><text:span text:style-name="T16">، </text:span><text:span text:style-name="T19">119 </text:span><text:span text:style-name="T16">، </text:span><text:span text:style-name="T19">120) <text:s/></text:span><text:span text:style-name="T16">وأبو يعلي </text:span><text:span text:style-name="T19">(5585) </text:span><text:span text:style-name="T16">وعيد نب حميد </text:span><text:span text:style-name="T19">(761) </text:span><text:span text:style-name="T16">وابن حبان </text:span><text:span text:style-name="T19">(7474) </text:span></text:p>
      <text:p text:style-name="P56"/>
      <text:p text:style-name="P50"><text:span text:style-name="T18">123 – </text:span><text:span text:style-name="T15">صحيح لغيره </text:span></text:p>
      <text:p text:style-name="P43"><text:soft-page-break/><text:span text:style-name="T16">رواه الترمذي </text:span><text:span text:style-name="T19">(2535) </text:span><text:span text:style-name="T16">وفيه فضيل بن مرزوق عن عطيه العوفي وهو ضعيف – وفيه زيادة </text:span><text:span text:style-name="T19">"</text:span><text:span text:style-name="T16">لو مات احد فرحا لمات أهل الحنة ولو أمات أحمد حزنا لمات اهل النار</text:span><text:span text:style-name="T19">" </text:span><text:span text:style-name="T16">ومن طريق الاعمش عن أبي صالح السمان رواه البخاري </text:span><text:span text:style-name="T19">(4730) </text:span><text:span text:style-name="T16">ومسلم </text:span><text:span text:style-name="T19">(2849) </text:span><text:span text:style-name="T16">والترمذي </text:span><text:span text:style-name="T19">(3157) </text:span><text:span text:style-name="T16">وابن ابي الدنيا في صفة النار </text:span><text:span text:style-name="T19">(257) </text:span><text:span text:style-name="T16">ورواه أبو سعلي </text:span><text:span text:style-name="T19">(2898) </text:span><text:span text:style-name="T16">من جديث خالد بن قيس عن قتادة عن أنس قال الزري </text:span><text:span text:style-name="T19">:</text:span><text:span text:style-name="T16">خالد بن فيس عن قتادة فيها مناكير</text:span></text:p>
      <text:p text:style-name="P56"/>
      <text:p text:style-name="P50"><text:span text:style-name="T18">124 – </text:span><text:span text:style-name="T15">إسناده ضعيف</text:span></text:p>
      <text:p text:style-name="P43"><text:span text:style-name="T16">فيه ذراج بن سمعان قال أ؛مد</text:span><text:span text:style-name="T19">: </text:span><text:span text:style-name="T16">حديص منكر وراه أ؛مد </text:span><text:span text:style-name="T19">(2 /197) </text:span><text:span text:style-name="T16">عن علي بن إسحاق والحسين بن عيسي كلاهما عن ابن المبارك ورواه الترمذي </text:span><text:span text:style-name="T19">(2588) </text:span><text:span text:style-name="T16">عن سويد بن دجربه ورواه البغوي </text:span><text:span text:style-name="T19">248 </text:span><text:span text:style-name="T16">في شرح السنه قال أبو عيسي</text:span><text:span text:style-name="T19">: </text:span><text:span text:style-name="T16">هذا حديث إسناده حسن</text:span><text:span text:style-name="T19">.</text:span></text:p>
      <text:p text:style-name="P56"/>
      <text:p text:style-name="P50"><text:span text:style-name="T18">125 – </text:span><text:span text:style-name="T15">إسناده ضعيف</text:span></text:p>
      <text:p text:style-name="P43"><text:span text:style-name="T1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19">.</text:span></text:p>
      <text:p text:style-name="P43"><text:span text:style-name="T16">وفيه عمران بن زيد التنبلي قال بن معين</text:span><text:span text:style-name="T19">: </text:span><text:span text:style-name="T16">ليس بشئ</text:span><text:span text:style-name="T19">.</text:span></text:p>
      <text:p text:style-name="P43"><text:span text:style-name="T16">رواه ابويعلي </text:span><text:span text:style-name="T19">(4134) </text:span><text:span text:style-name="T16">والزهد لهناد بن السري</text:span><text:span text:style-name="T19">(312) </text:span><text:span text:style-name="T16">والعقيلي في الضعفاء الكبير </text:span><text:span text:style-name="T19">(1273) </text:span><text:span text:style-name="T16">ومن طريق الأعمش عن يزيد الرقاشي أخردة ابن ماجه</text:span><text:span text:style-name="T19">(4324) </text:span><text:span text:style-name="T16">وابن ابي شيبة </text:span><text:span text:style-name="T19">(34130) </text:span><text:span text:style-name="T16">والبيهقي في البث والنشور </text:span><text:span text:style-name="T19">(593).</text:span></text:p>
      <text:p text:style-name="P56"/>
      <text:p text:style-name="P50"><text:span text:style-name="T18">126 – </text:span><text:span text:style-name="T15">إسناده ضعيف جدا</text:span></text:p>
      <text:p text:style-name="P43"><text:span text:style-name="T16">فيه دراج بن سمعان وهو ضعيف ورواه عن ابن الهيثم فيها ضعف قاله احمد بن حنبل رواه الترمذي </text:span><text:span text:style-name="T19">(2587) </text:span><text:span text:style-name="T16">ورواه أحمد </text:span><text:span text:style-name="T19">(8813) </text:span><text:span text:style-name="T16">وأبو يعلي </text:span><text:span text:style-name="T19">(1367) </text:span><text:span text:style-name="T16">والحاكم في المستدرك </text:span><text:span text:style-name="T19">(3490) </text:span></text:p>
      <text:p text:style-name="P54">127 – <text:span text:style-name="T21">متفق عليه </text:span></text:p>
      <text:p text:style-name="P55">رواه البخاري (3265) <text:s/>ومسلم (2834) والترمذي (2589) وموطأ مالك روايه الليثى (1872) وأحمد (2/ 244).</text:p>
      <text:p text:style-name="P56"/>
      <text:p text:style-name="P50"><text:span text:style-name="T18">128 – </text:span><text:span text:style-name="T15">إسناده ضعيف </text:span></text:p>
      <text:p text:style-name="P43"><text:soft-page-break/><text:span text:style-name="T16">فيه دراج بن عبدالله قال النسائي</text:span><text:span text:style-name="T19">: </text:span><text:span text:style-name="T16">ليس <text:s/>بالقوي وقال في موضع أخر</text:span><text:span text:style-name="T19">: </text:span><text:span text:style-name="T16">منكر الحديث، وقال ابن معين ثقة وقال أحمد</text:span><text:span text:style-name="T19">: </text:span><text:span text:style-name="T16">حديثه منكر وقال أبوحاتم</text:span><text:span text:style-name="T19">: </text:span><text:span text:style-name="T16">في حديثه ضعف وقال في موضع أخر متروك</text:span><text:span text:style-name="T19">.</text:span></text:p>
      <text:p text:style-name="P43"><text:span text:style-name="T16">وذكر بن عدي</text:span><text:span text:style-name="T19">: </text:span><text:span text:style-name="T16">قول فضلك الرازي فيه عندما ذكرله قول ابن معين في دراج أنه ثقة</text:span><text:span text:style-name="T17">، فقال:ماهوثقة ولاكرامة له.</text:span></text:p>
      <text:p text:style-name="P46">رواه الترمذي (2582) وأحمد (3/374) وابن أبي الدنيا في صفة النار(74) والحاكم(3458).</text:p>
      <text:p text:style-name="P44"><text:span text:style-name="T16"/></text:p>
      <text:p text:style-name="P51">129 – إسناده ضعيف </text:p>
      <text:p text:style-name="P4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44"><text:span text:style-name="T16"/></text:p>
      <text:p text:style-name="P51">130 – إسناده ضعيف ج<text:span text:style-name="T22">د</text:span>ا </text:p>
      <text:p text:style-name="P46">رواه الترمذي (2584 ، 3322) وأحمد (3/ 70) وعيد بن حميد (931) ومسند أبو يعلي (1289) والطبراني في المعجم الأوسط (3137) وابن حبان (7473)</text:p>
      <text:p text:style-name="P46">قال أبو عيسي الترمذي: هذا حديص لانعرفه إلا من جديص رشدين بن سعد ورشدين قد تكلم فيه من قبل حفظه.</text:p>
      <text:p text:style-name="P46">وفيه دراحج عن أبي الهيصم قد تكلم فيهما وسبق فيهما كلام العلماء.</text:p>
      <text:p text:style-name="P44"><text:span text:style-name="T16"/></text:p>
      <text:p text:style-name="P51">131 – إسناده ضعيف جدا </text:p>
      <text:p text:style-name="P46">وإسناد هذا الحديث كسابقة.</text:p>
      <text:p text:style-name="P44"><text:span text:style-name="T16"/></text:p>
      <text:p text:style-name="P51">132 – حسن لكثرة طرقه <text:tab/>(سبق تخريجة برقم (27))</text:p>
      <text:p text:style-name="P46">رواه أحمد (2/ 120، 180، 231) وعبد بن حميد (1222) وأبو سعلي (3993، 3996، 4160، 4069)</text:p>
      <text:p text:style-name="P44"><text:span text:style-name="T16"/></text:p>
      <text:p text:style-name="P52">133- إسناده ضعيف </text:p>
      <text:p text:style-name="P47">فيه يحيي بن عبيدالله عن ابيه وهما ضعيفان.</text:p>
      <text:p text:style-name="P47">رواه أبن أبى الدنيا في صفة النار (34) وأبو نعيم في حلية الأولياء </text:p>
      <text:p text:style-name="P45"><text:span text:style-name="T16"/></text:p>
      <text:p text:style-name="P52">134 – سبق برقم (130) </text:p>
      <text:p text:style-name="P45"><text:span text:style-name="T16"/></text:p>
      <text:p text:style-name="P52">140 – إسناده صحيح </text:p>
      <text:p text:style-name="P47"><text:soft-page-break/>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47">ورواية الوصل أصح .</text:p>
      <text:p text:style-name="P45"><text:span text:style-name="T16"/></text:p>
      <text:p text:style-name="P52">141 – متفق عليه </text:p>
      <text:p text:style-name="P47">رواه البخاري (2265، 4417، 7893) ومسلم (1674) وأبو داود (4584) والنسائي (4763، 4764) وابن ماجه (2646، 2957) من طرق عمرا نبن حصين ومحاهد وصفوان بن سعلي عن يعلي بن أمية فذكرة .</text:p>
      <text:p text:style-name="P45"><text:span text:style-name="T16"/></text:p>
      <text:p text:style-name="P52">142 – متفق عليه </text:p>
      <text:p text:style-name="P47">رواه البخاري (6773، 6776) ومسلم (1706) وأبو داود (4479) والترمذي (1443) وابن ماجة (2570) وأحمد (3، 176، 2474، 272) والدارمي (2460) وغيرهم من طرق عن قتادة عن أنس فذكره </text:p>
      <text:p text:style-name="P47">وفي رواية النسائي في الكبري (5254) زيادة قتادة عن الحسن عن أنس بن مالك زادها شباية بن سوار وسلام بن سليمان وخالفهما أصحاب شعبة فلم يذكروا الحسن</text:p>
      <text:p text:style-name="P45"><text:span text:style-name="T16"/></text:p>
      <text:p text:style-name="P52">143 – إسناده حسن<text:tab/> فيه أبي الوداك</text:p>
      <text:p text:style-name="P48">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48">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48"/>
      <text:p text:style-name="P49"><text:span text:style-name="T4">150 – متفق عليه</text:span> </text:p>
      <text:p text:style-name="P49">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49"/>
      <text:p text:style-name="P53">151 – متفق عليه </text:p>
      <text:p text:style-name="P49"><text:soft-page-break/>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49"/>
      <text:p text:style-name="P49"><text:s text:c="2"/></text:p>
      <text:p text:style-name="P49"/>
      <text:p text:style-name="P49"/>
      <text:list text:style-name="L1">
        <text:list-header>
          <text:p text:style-name="P60"><text:span text:style-name="T20"/></text:p>
        </text:list-header>
      </text:list>
      <text:p text:style-name="P57"><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8-08T12:02:07.570884294</dc:date>
    <meta:editing-duration>PT2H58M55S</meta:editing-duration>
    <meta:editing-cycles>38</meta:editing-cycles>
    <meta:generator>LibreOffice/24.2.3.2$Linux_X86_64 LibreOffice_project/420$Build-2</meta:generator>
    <meta:document-statistic meta:table-count="0" meta:image-count="0" meta:object-count="0" meta:page-count="14" meta:paragraph-count="201" meta:word-count="3491" meta:character-count="18901" meta:non-whitespace-character-count="15389"/>
  </office:meta>
</office:document-meta>
</file>